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T1" style:family="text">
      <style:text-properties fo:color="#9cdcf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udo ps -aux &gt; ~/procesos.txt</text:p>
      <text:p text:style-name="P1">2. pkill -9 gnome-calculato</text:p>
      <text:p text:style-name="P1">3. pstree</text:p>
      <text:p text:style-name="P1">4. ps -eo pid,comm</text:p>
      <text:p text:style-name="P1">5. ps -u <text:span text:style-name="T1">$user</text:span></text:p>
      <text:p text:style-name="P1">6. sudo apt update</text:p>
      <text:p text:style-name="P1">7. sudo apt-cache search calculator</text:p>
      <text:p text:style-name="P1">8. sudo apt install graphmonkey</text:p>
      <text:p text:style-name="P1">9. graphmonkey</text:p>
      <text:p text:style-name="P1">10. sudo apt-get remove --purge graphmonkey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30T23:16:53.427000000</meta:creation-date>
    <dc:date>2022-09-30T23:17:39.419000000</dc:date>
    <meta:editing-duration>PT21S</meta:editing-duration>
    <meta:editing-cycles>1</meta:editing-cycles>
    <meta:document-statistic meta:table-count="0" meta:image-count="0" meta:object-count="0" meta:page-count="1" meta:paragraph-count="10" meta:word-count="43" meta:character-count="242" meta:non-whitespace-character-count="209"/>
    <meta:generator>LibreOffice/7.4.1.2$Windows_X86_64 LibreOffice_project/3c58a8f3a960df8bc8fd77b461821e42c061c5f0</meta:generator>
  </office:meta>
</office:document-meta>
</file>